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8_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David H. Wittenberg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ly 11, 1895</text:p>
      <text:p text:style-name="P5">Month<text:tab/><text:tab/><text:tab/><text:tab/><text:tab/><text:tab/>July</text:p>
      <text:p text:style-name="P5">Year<text:tab/><text:tab/><text:tab/><text:tab/><text:tab/><text:tab/>1895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22 Norfolk St./</text:p>
      <text:p text:style-name="P3">New York July 11th[/ inserted by author]95./</text:p>
      <text:p text:style-name="P2">Rev. Dr. S. Morais./</text:p>
      <text:p text:style-name="P2"><text:tab/>Revered Friend and Teacher:-/</text:p>
      <text:p text:style-name="P2"><text:tab/><text:tab/>The enclosed letter/ will explain itself./</text:p>
      <text:p text:style-name="P2"><text:tab/>The congregation it seems is strict/ orthodox. <text:s/>I have therefore accepted/ their invitation./</text:p>
      <text:p text:style-name="P2"><text:tab/>Will you kindly inform me, the/ subjects I will be examined in./</text:p>
      <text:p text:style-name="P2"><text:tab/>Will Talmud and the Yora Dea/ be sufficient? <text:s/>In the other minor/ subjects I have already been examined/</text:p>
      <text:p text:style-name="P2"/>
      <text:p text:style-name="P2">[Page 2]</text:p>
      <text:p text:style-name="P2">when I took my Teacher's Degree./</text:p>
      <text:p text:style-name="P2"><text:tab/>Thanking you also for the trouble/ in reference to Lavenport./</text:p>
      <text:p text:style-name="P2"><text:soft-page-break/><text:tab/>I remain/ your devoted pupil/ David H. Wittenberg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3T12:15:00.48</meta:creation-date>
    <dc:date>2012-01-03T12:24:59.05</dc:date>
    <dc:creator>Penn Libraries</dc:creator>
    <meta:editing-duration>PT00H09M5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3" meta:word-count="261" meta:character-count="1841"/>
  </office:meta>
</office:document-meta>
</file>